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0C0000000CB52A6DA9.png"/>
  <manifest:file-entry manifest:media-type="image/png" manifest:full-path="Pictures/100002000000000C0000000C95F87B88.png"/>
  <manifest:file-entry manifest:media-type="image/png" manifest:full-path="Pictures/100002000000000C0000000C98E6EAA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MS Mincho" svg:font-family="'MS Mincho', 'ＭＳ 明朝'" style:font-family-generic="roma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 style:master-page-name="Standard">
      <style:table-properties style:width="16.249cm" fo:margin-left="-0.191cm" style:page-number="0" table:align="left" style:writing-mode="lr-tb"/>
    </style:style>
    <style:style style:name="Tableau1.A" style:family="table-column">
      <style:table-column-properties style:column-width="8.124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au1.2" style:family="table-row">
      <style:table-row-properties style:min-row-height="23.611cm" style:keep-together="true" fo:keep-together="auto"/>
    </style:style>
    <style:style style:name="Tableau2" style:family="table">
      <style:table-properties style:width="16.404cm" fo:margin-left="-0.198cm" fo:margin-right="-0.206cm" table:align="margins" style:writing-mode="lr-tb"/>
    </style:style>
    <style:style style:name="Tableau2.A" style:family="table-column">
      <style:table-column-properties style:column-width="1.799cm" style:rel-column-width="1020*"/>
    </style:style>
    <style:style style:name="Tableau2.B" style:family="table-column">
      <style:table-column-properties style:column-width="2.619cm" style:rel-column-width="1485*"/>
    </style:style>
    <style:style style:name="Tableau2.C" style:family="table-column">
      <style:table-column-properties style:column-width="7.964cm" style:rel-column-width="4515*"/>
    </style:style>
    <style:style style:name="Tableau2.D" style:family="table-column">
      <style:table-column-properties style:column-width="4.022cm" style:rel-column-width="2280*"/>
    </style:style>
    <style:style style:name="Tableau2.1" style:family="table-row">
      <style:table-row-properties style:keep-together="false" fo:keep-together="always"/>
    </style:style>
    <style:style style:name="Tableau2.A1" style:family="table-cell">
      <style:table-cell-properties style:vertical-align="top" fo:background-color="#ffcc99" fo:padding-left="0.191cm" fo:padding-right="0.191cm" fo:padding-top="0cm" fo:padding-bottom="0cm" fo:border-left="0.035cm solid #800000" fo:border-right="none" fo:border-top="0.035cm solid #800000" fo:border-bottom="0.018cm solid #800000" style:writing-mode="lr-tb">
        <style:background-image/>
      </style:table-cell-properties>
    </style:style>
    <style:style style:name="Tableau2.B1" style:family="table-cell">
      <style:table-cell-properties style:vertical-align="top" fo:background-color="#ffcc99" fo:padding-left="0.191cm" fo:padding-right="0.191cm" fo:padding-top="0cm" fo:padding-bottom="0cm" fo:border-left="0.018cm solid #800000" fo:border-right="none" fo:border-top="0.035cm solid #800000" fo:border-bottom="0.018cm solid #800000" style:writing-mode="lr-tb">
        <style:background-image/>
      </style:table-cell-properties>
    </style:style>
    <style:style style:name="Tableau2.D1" style:family="table-cell">
      <style:table-cell-properties style:vertical-align="top" fo:background-color="#ffcc99" fo:padding-left="0.191cm" fo:padding-right="0.191cm" fo:padding-top="0cm" fo:padding-bottom="0cm" fo:border-left="0.018cm solid #800000" fo:border-right="0.035cm solid #800000" fo:border-top="0.035cm solid #800000" fo:border-bottom="0.018cm solid #800000" style:writing-mode="lr-tb">
        <style:background-image/>
      </style:table-cell-properties>
    </style:style>
    <style:style style:name="Tableau2.A2" style:family="table-cell">
      <style:table-cell-properties style:vertical-align="top" fo:padding-left="0.191cm" fo:padding-right="0.191cm" fo:padding-top="0cm" fo:padding-bottom="0cm" fo:border-left="0.035cm solid #800000" fo:border-right="none" fo:border-top="0.018cm solid #800000" fo:border-bottom="0.018cm solid #800000" style:writing-mode="lr-tb"/>
    </style:style>
    <style:style style:name="Tableau2.B2" style:family="table-cell">
      <style:table-cell-properties style:vertical-align="top" fo:padding-left="0.191cm" fo:padding-right="0.191cm" fo:padding-top="0cm" fo:padding-bottom="0cm" fo:border-left="0.018cm solid #800000" fo:border-right="none" fo:border-top="0.018cm solid #800000" fo:border-bottom="0.018cm solid #800000" style:writing-mode="lr-tb"/>
    </style:style>
    <style:style style:name="Tableau2.D2" style:family="table-cell">
      <style:table-cell-properties style:vertical-align="top" fo:padding-left="0.191cm" fo:padding-right="0.191cm" fo:padding-top="0cm" fo:padding-bottom="0cm" fo:border-left="0.018cm solid #800000" fo:border-right="0.035cm solid #800000" fo:border-top="0.018cm solid #800000" fo:border-bottom="0.018cm solid #800000" style:writing-mode="lr-tb"/>
    </style:style>
    <style:style style:name="P1" style:family="paragraph" style:parent-style-name="Header">
      <style:paragraph-properties style:snap-to-layout-grid="false"/>
    </style:style>
    <style:style style:name="P2" style:family="paragraph" style:parent-style-name="Header">
      <style:paragraph-properties fo:text-align="end" style:justify-single-word="false" style:snap-to-layout-grid="false"/>
    </style:style>
    <style:style style:name="P3" style:family="paragraph" style:parent-style-name="Header">
      <style:paragraph-properties fo:margin-left="-0.199cm" fo:margin-right="0cm" fo:text-indent="0cm" style:auto-text-indent="false" style:snap-to-layout-grid="false"/>
    </style:style>
    <style:style style:name="P4" style:family="paragraph" style:parent-style-name="Titre_20_1_20_sans_20_numérotation" style:master-page-name="Conversion_20_2">
      <style:paragraph-properties style:page-number="auto"/>
    </style:style>
    <style:style style:name="P5" style:family="paragraph" style:parent-style-name="Footer">
      <style:paragraph-properties style:snap-to-layout-grid="false"/>
    </style:style>
    <style:style style:name="P6" style:family="paragraph" style:parent-style-name="Footer">
      <style:paragraph-properties fo:text-align="center" style:justify-single-word="false" style:snap-to-layout-grid="false"/>
    </style:style>
    <style:style style:name="P7" style:family="paragraph" style:parent-style-name="Footer">
      <style:paragraph-properties fo:text-align="end" style:justify-single-word="false" style:snap-to-layout-grid="false"/>
    </style:style>
    <style:style style:name="P8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9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1" style:family="paragraph" style:parent-style-name="Paragraphe">
      <style:text-properties style:language-asian="fr" style:country-asian="FR"/>
    </style:style>
    <style:style style:name="P12" style:family="paragraph" style:parent-style-name="Heading_20_1" style:master-page-name="Conversion_20_3">
      <style:paragraph-properties style:page-number="auto">
        <style:tab-stops>
          <style:tab-stop style:position="15.984cm" style:type="right" style:leader-style="dotted" style:leader-text="."/>
        </style:tab-stops>
      </style:paragraph-properties>
    </style:style>
    <style:style style:name="P13" style:family="paragraph" style:parent-style-name="Heading_20_1" style:master-page-name="Conversion_20_4">
      <style:paragraph-properties style:page-number="auto"/>
    </style:style>
    <style:style style:name="P14" style:family="paragraph" style:parent-style-name="Standard">
      <style:paragraph-properties style:snap-to-layout-grid="false"/>
    </style:style>
    <style:style style:name="P15" style:family="paragraph" style:parent-style-name="Standard">
      <style:paragraph-properties style:snap-to-layout-grid="false"/>
      <style:text-properties fo:color="#800000" style:font-name="Arial" fo:font-size="13pt" fo:font-weight="bold" style:font-size-asian="13pt" style:font-weight-asian="bold" style:font-name-complex="Arial" style:font-size-complex="13pt"/>
    </style:style>
    <style:style style:name="P16" style:family="paragraph" style:parent-style-name="Standard">
      <style:paragraph-properties fo:text-align="end" style:justify-single-word="false" style:snap-to-layout-grid="false"/>
      <style:text-properties fo:color="#800000" style:font-name="Arial" fo:font-size="13pt" fo:font-weight="bold" style:font-size-asian="13pt" style:font-weight-asian="bold" style:font-name-complex="Arial" style:font-size-complex="13pt"/>
    </style:style>
    <style:style style:name="P17" style:family="paragraph" style:parent-style-name="Standard">
      <style:paragraph-properties style:snap-to-layout-grid="false"/>
      <style:text-properties fo:color="#800000" style:font-name="Arial" fo:font-size="13pt" fo:language="none" fo:country="none" fo:font-weight="bold" style:font-size-asian="13pt" style:language-asian="none" style:country-asian="none" style:font-weight-asian="bold" style:font-name-complex="Arial" style:font-size-complex="13pt"/>
    </style:style>
    <style:style style:name="P18" style:family="paragraph" style:parent-style-name="Standard">
      <style:paragraph-properties fo:text-align="end" style:justify-single-word="false" style:snap-to-layout-grid="false"/>
    </style:style>
    <style:style style:name="P19" style:family="paragraph">
      <style:paragraph-properties style:writing-mode="lr-tb"/>
      <style:text-properties style:font-name="Times New Roman1" fo:font-size="48pt" fo:letter-spacing="0.001cm" fo:font-style="normal" fo:font-weight="normal" style:font-name-asian="Times New Roman1" style:font-name-complex="Times New Roman1"/>
    </style:style>
    <style:style style:name="T1" style:family="text">
      <style:text-properties fo:color="#800000" style:font-name="Arial" fo:font-size="13pt" fo:font-weight="bold" style:font-size-asian="13pt" style:font-weight-asian="bold" style:font-name-complex="Arial" style:font-size-complex="13pt"/>
    </style:style>
    <style:style style:name="T2" style:family="text">
      <style:text-properties fo:font-size="10pt" style:font-name-asian="Times New Roman" style:font-size-asian="10pt" style:font-size-complex="10pt" text:display="none"/>
    </style:style>
    <style:style style:name="T3" style:family="text"/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.099cm, 0.099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336699" draw:textarea-horizontal-align="center" draw:textarea-vertical-align="top" draw:auto-grow-height="false" draw:fit-to-size="false" fo:padding-top="0.229cm" fo:padding-bottom="0.229cm" fo:padding-left="0.441cm" fo:padding-right="0.441cm" fo:wrap-option="wrap" draw:shadow="visible" draw:shadow-offset-x="0.106cm" draw:shadow-offset-y="0.062cm" draw:shadow-color="#b2b2b2" draw:shadow-opacity="80%" fo:margin-left="0.319cm" fo:margin-right="0.319cm" style:run-through="foreground" style:wrap="parallel" style:number-wrapped-paragraphs="no-limit" style:wrap-contour="false" style:vertical-pos="from-top" style:vertical-rel="paragraph" style:horizontal-pos="from-left" style:horizontal-rel="paragraph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2"/>
        <table:table-row table:style-name="Tableau1.1">
          <table:table-cell table:style-name="Tableau1.A1" office:value-type="string">
            <text:p text:style-name="P15">QCM Project</text:p>
          </table:table-cell>
          <table:table-cell table:style-name="Tableau1.A1" office:value-type="string">
            <text:p text:style-name="P16">Glossaire</text:p>
          </table:table-cell>
        </table:table-row>
        <table:table-row table:style-name="Tableau1.2">
          <table:table-cell table:style-name="Tableau1.A1" table:number-columns-spanned="2" office:value-type="string">
            <text:p text:style-name="P17"><draw:custom-shape text:anchor-type="char" draw:z-index="0" draw:style-name="gr1" draw:text-style-name="P19" svg:width="7.012cm" svg:height="1.932cm" svg:x="4.083cm" svg:y="9.705cm"><text:p text:style-name="P19">Glossaire</text:p><draw:enhanced-geometry draw:text-path-allowed="false" draw:text-areas="0 0 21600 21600" draw:text-path="true" draw:text-path-mode="shape" draw:text-path-scale="path" draw:text-path-same-letter-heights="false" svg:viewBox="0 0 21600 21600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15"/>
          </table:table-cell>
          <table:table-cell table:style-name="Tableau1.A1" office:value-type="string">
            <text:p text:style-name="P18"><text:span text:style-name="T1">V1.0</text:span></text:p>
          </table:table-cell>
        </table:table-row>
      </table:table>
      <text:list xml:id="list31584157" text:style-name="WW8Num18">
        <text:list-item>
          <text:p text:style-name="Titre_20_1_20_sans_20_numérotation"><text:soft-page-break/>Historique des révisions</text:p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14">Version</text:p>
          </table:table-cell>
          <table:table-cell table:style-name="Tableau2.B1" office:value-type="string">
            <text:p text:style-name="P14">Date</text:p>
          </table:table-cell>
          <table:table-cell table:style-name="Tableau2.B1" office:value-type="string">
            <text:p text:style-name="P14">Modification</text:p>
          </table:table-cell>
          <table:table-cell table:style-name="Tableau2.D1" office:value-type="string">
            <text:p text:style-name="P14">Auteur</text:p>
          </table:table-cell>
        </table:table-row>
        <table:table-row table:style-name="Tableau2.1">
          <table:table-cell table:style-name="Tableau2.A2" office:value-type="string">
            <text:p text:style-name="P14">V1.0</text:p>
          </table:table-cell>
          <table:table-cell table:style-name="Tableau2.B2" office:value-type="string">
            <text:p text:style-name="P14">27/10/2004</text:p>
          </table:table-cell>
          <table:table-cell table:style-name="Tableau2.B2" office:value-type="string">
            <text:p text:style-name="P14">Version initiale</text:p>
          </table:table-cell>
          <table:table-cell table:style-name="Tableau2.D2" office:value-type="string">
            <text:p text:style-name="P14">Ludovic RAFFIN</text:p>
          </table:table-cell>
        </table:table-row>
      </table:table>
      <text:list xml:id="list34161749" text:continue-numbering="true" text:style-name="WW8Num18">
        <text:list-item>
          <text:p text:style-name="P4">Table des matières</text:p>
        </text:list-item>
      </text:list>
      <text:table-of-content text:style-name="Sect1" text:name="Table des matières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2.506cm" style:leader-char="." style:with-tab="false"/>
          </text:table-of-content-entry-template>
          <text:index-source-styles text:outline-level="1">
            <text:index-source-style text:style-name="Titre_20_1_20_sans_20_numérotation"/>
          </text:index-source-styles>
          <text:index-source-styles text:outline-level="2">
            <text:index-source-style text:style-name="Titre_20_2_20_sans_20_numérotation"/>
          </text:index-source-styles>
          <text:index-source-styles text:outline-level="3">
            <text:index-source-style text:style-name="Titre_20_3_20_sans_20_numérotation"/>
          </text:index-source-styles>
        </text:table-of-content-source>
        <text:index-body>
          <text:p text:style-name="P9"><text:s/>Historique des révisions<text:tab/>4</text:p>
          <text:p text:style-name="P9"><text:s/>Table des matières<text:tab/>5</text:p>
          <text:p text:style-name="P9">1. Introduction<text:tab/>6</text:p>
          <text:p text:style-name="P10">1.1. <text:s/>Objectif<text:tab/>6</text:p>
          <text:p text:style-name="P10">1.2. <text:s/>Portée<text:tab/>6</text:p>
          <text:p text:style-name="P9"><text:s/>Définitions<text:tab/>7</text:p>
          <text:p text:style-name="P10">1.4. <text:s/>Termes relatifs aux processus<text:tab/>7</text:p>
          <text:p text:style-name="P8">1.4.1. <text:s/>Test<text:tab/>7</text:p>
          <text:p text:style-name="P8">1.4.2. <text:s/>Section<text:tab/>7</text:p>
          <text:p text:style-name="P8">1.4.3. <text:s/>Question<text:tab/>7</text:p>
          <text:p text:style-name="P8">1.4.4. <text:s/>Examen<text:tab/>7</text:p>
          <text:p text:style-name="P8">1.4.5. <text:s/>Candidat<text:tab/>7</text:p>
          <text:p text:style-name="P8">1.4.6. <text:s/>Stagiaire<text:tab/>7</text:p>
          <text:p text:style-name="P8">1.4.7. <text:s/>Modèle des cas d’utilisation<text:tab/>7</text:p>
          <text:p text:style-name="P8">1.4.8. <text:s/>Plan de développement logiciel<text:tab/>8</text:p>
          <text:p text:style-name="P8">1.4.9. <text:s/>Plan d’itération<text:tab/>8</text:p>
          <text:p text:style-name="P8">1.4.10. <text:s/>Processus<text:tab/>8</text:p>
          <text:p text:style-name="P8">1.4.11. <text:s/>Produit<text:tab/>8</text:p>
          <text:p text:style-name="P8">1.4.12. <text:s/>Projet<text:tab/>8</text:p>
          <text:p text:style-name="P8">1.4.13. <text:s/>Rôle<text:tab/>8</text:p>
          <text:p text:style-name="P8">1.4.14. <text:s/>Sous processus<text:tab/>8</text:p>
          <text:p text:style-name="P10">1.5. <text:s/>Termes relatifs aux technologies<text:tab/>8</text:p>
          <text:p text:style-name="P10">1.6. <text:s/>Termes relatifs au projet<text:tab/>8</text:p>
          <text:p text:style-name="P8">1.6.1. <text:s/>Initiales utilisées dans les documents<text:tab/>8</text:p>
        </text:index-body>
      </text:table-of-content>
      <text:h text:style-name="P12" text:outline-level="1">Introduction</text:h>
      <text:h text:style-name="Heading_20_2" text:outline-level="2">Objectif</text:h>
      <text:p text:style-name="Paragraphe">Le but de ce document est de définir les acronymes et les termes non explicites utilisés dans le projet.</text:p>
      <text:h text:style-name="Heading_20_2" text:outline-level="2">Portée</text:h>
      <text:p text:style-name="Paragraphe">Ce document est destiné à l’ensemble des intervenants du projet.</text:p>
      <text:h text:style-name="P13" text:outline-level="1" text:is-list-header="true">Définitions</text:h>
      <text:h text:style-name="Heading_20_2" text:outline-level="2">Termes relatifs aux processus</text:h>
      <text:h text:style-name="Heading_20_3" text:outline-level="3">Test</text:h>
      <text:p text:style-name="Paragraphe">Un ensemble de section, décrit par un libellé, une durée limitée (exprimé en minute) et un seuil de réussite (exprimé en pourcentage).</text:p>
      <text:h text:style-name="Heading_20_3" text:outline-level="3">Section</text:h>
      <text:p text:style-name="Paragraphe">Un chapitre d'un test contenant un nombre maximum de questions à afficher lors d'un examen.</text:p>
      <text:h text:style-name="Heading_20_3" text:outline-level="3">Question</text:h>
      <text:p text:style-name="Paragraphe">Une question disponible à être associé à une section d'un test.</text:p>
      <text:h text:style-name="Heading_20_3" text:outline-level="3">Examen</text:h>
      <text:p text:style-name="Paragraphe">Un test auquel on a prévu une date et heure, ainsi qu'une liste de candidat.</text:p>
      <text:h text:style-name="Heading_20_3" text:outline-level="3">Candidat</text:h>
      <text:p text:style-name="Paragraphe">Une personne inscrit à un examen.</text:p>
      <text:h text:style-name="Heading_20_3" text:outline-level="3">Stagiaires</text:h>
      <text:p text:style-name="Paragraphe">La liste des stagiaires inscrit dans la base de données des stagiaires de l'école.</text:p>
      <text:h text:style-name="Heading_20_3" text:outline-level="3">Modèle des cas d’utilisation</text:h>
      <text:p text:style-name="Paragraphe">Le modèle de cas d'utilisation décrit les besoins fonctionnels du logiciel en termes de cas d'utilisation.</text:p>
      <text:h text:style-name="Heading_20_3" text:outline-level="3">Plan de développement logiciel</text:h>
      <text:p text:style-name="Paragraphe">Le plan de développement logiciel contient toutes les informations utiles à la gestion de projet.</text:p>
      <text:h text:style-name="Heading_20_3" text:outline-level="3">Plan d’itération</text:h>
      <text:p text:style-name="Paragraphe">Le plan d'itération décrit l'ensemble des activités et des tâches d'une itération, ordonnées dans le temps et avec les ressources qui y sont affectées. C'est un plan à "mailles fines".</text:p>
      <text:h text:style-name="Heading_20_3" text:outline-level="3"><text:soft-page-break/>Processus</text:h>
      <text:p text:style-name="P11">Description complète d'une méthodologie appliquée à l'ingénierie du logiciel, en termes de rôles, de définitions de travail, de fournitures de produits de travail et de guides associés.</text:p>
      <text:h text:style-name="Heading_20_3" text:outline-level="3">Produit</text:h>
      <text:p text:style-name="Paragraphe">Elément réalisé au cours d’une activité (exemples : document, modèle UML, code …). </text:p>
      <text:h text:style-name="Heading_20_3" text:outline-level="3">Projet</text:h>
      <text:p text:style-name="Paragraphe">Exécution d’un processus.</text:p>
      <text:h text:style-name="Heading_20_3" text:outline-level="3">Rôle</text:h>
      <text:p text:style-name="Paragraphe">Un rôle définit le comportement et les responsabilités d’une personne ( ou d’un groupe de personnes) sur des produits de travail dans le cadre d’une organisation.</text:p>
      <text:h text:style-name="Heading_20_3" text:outline-level="3">Sous processus</text:h>
      <text:p text:style-name="Paragraphe">Un processus est décomposé en un ou plusieurs sous processus. Un sous processus rassemble des activités cohérentes qui lui sont propres.</text:p>
      <text:h text:style-name="Heading_20_2" text:outline-level="2">Termes relatifs aux technologies</text:h>
      <text:h text:style-name="Heading_20_2" text:outline-level="2">Termes relatifs au projet</text:h>
      <text:h text:style-name="Heading_20_3" text:outline-level="3">Initiales utilisées dans les documents</text:h>
      <text:p text:style-name="Paragraphe">JLA : Jérôme Latour.</text:p>
      <text:p text:style-name="Paragraphe">FCO : François Courtet.</text:p>
      <text:p text:style-name="Paragraphe">LFA : Laurent Favreau.</text:p>
      <text:p text:style-name="Paragraphe">LRA : Ludovic Raffin.</text:p>
      <text:p text:style-name="Paragraphe"><text:bookmark-start text:name="_PictureBullets"/><text:span text:style-name="T2"><draw:frame draw:style-name="fr1" draw:name="images1" text:anchor-type="as-char" svg:width="0.318cm" svg:height="0.318cm" draw:z-index="0"><draw:image xlink:href="Pictures/100002000000000C0000000CB52A6DA9.png" xlink:type="simple" xlink:show="embed" xlink:actuate="onLoad"/></draw:frame></text:span><text:span text:style-name="T2"><draw:frame draw:style-name="fr1" draw:name="images2" text:anchor-type="as-char" svg:width="0.318cm" svg:height="0.318cm" draw:z-index="0"><draw:image xlink:href="Pictures/100002000000000C0000000C95F87B88.png" xlink:type="simple" xlink:show="embed" xlink:actuate="onLoad"/></draw:frame></text:span><text:span text:style-name="T2"><draw:frame draw:style-name="fr1" draw:name="images3" text:anchor-type="as-char" svg:width="0.318cm" svg:height="0.318cm" draw:z-index="0"><draw:image xlink:href="Pictures/100002000000000C0000000C98E6EAA1.png" xlink:type="simple" xlink:show="embed" xlink:actuate="onLoad"/></draw:frame></text:span><text:bookmark-end text:name="_PictureBullet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MS Mincho" svg:font-family="'MS Mincho', 'ＭＳ 明朝'" style:font-family-generic="roma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MS Mincho" style:font-size-asian="12pt" style:language-asian="ja" style:country-asian="JP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next-style-name="Standard" style:class="extra"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Paragraphe" style:class="text" style:default-outline-level="1">
      <style:paragraph-properties fo:margin-top="0.423cm" fo:margin-bottom="0.635cm" fo:text-align="justify" style:justify-single-word="false" fo:keep-with-next="always"/>
      <style:text-properties fo:color="#800000" style:font-name="Arial" fo:font-size="16pt" style:text-underline-style="solid" style:text-underline-width="bold" style:text-underline-color="font-color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Paragraphe" style:class="text" style:default-outline-level="2">
      <style:paragraph-properties fo:margin-top="0.423cm" fo:margin-bottom="0.106cm" fo:text-align="justify" style:justify-single-word="false" fo:keep-with-next="always"/>
      <style:text-properties fo:color="#ffcc99" style:font-name="Arial" fo:font-size="14pt" style:text-underline-style="solid" style:text-underline-width="bold" style:text-underline-color="font-color" fo:font-weight="bold" style:font-size-asian="14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Paragraphe" style:class="text" style:default-outline-level="3">
      <style:paragraph-properties fo:margin-top="0.423cm" fo:margin-bottom="0.106cm" fo:text-align="justify" style:justify-single-word="false" fo:keep-with-next="always"/>
      <style:text-properties style:font-name="Arial" fo:font-style="italic" style:text-underline-style="solid" style:text-underline-width="bold" style:text-underline-color="font-color" fo:font-weight="bold" style:font-style-asian="italic" style:font-weight-asian="bold" style:font-name-complex="Arial" style:font-weight-complex="bold"/>
    </style:style>
    <style:style style:name="Paragraphe" style:family="paragraph" style:parent-style-name="Standard">
      <style:paragraph-properties fo:margin-left="0cm" fo:margin-right="0cm" fo:margin-top="0.423cm" fo:margin-bottom="0.423cm" fo:text-align="justify" style:justify-single-word="false" fo:text-indent="0.9cm" style:auto-text-indent="false"/>
      <style:text-properties style:font-name="Comic Sans MS" fo:font-size="11pt" style:font-size-asian="11pt"/>
    </style:style>
    <style:style style:name="Liste_20_à_20_puces" style:display-name="Liste à puces" style:family="paragraph" style:parent-style-name="Paragraphe" style:list-style-name="WW8Num10"/>
    <style:style style:name="Liste_20_à_20_puces_20_2" style:display-name="Liste à puces 2" style:family="paragraph" style:parent-style-name="Paragraphe" style:list-style-name="WW8Num8">
      <style:paragraph-properties fo:margin-top="0.212cm" fo:margin-bottom="0.423cm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font-size="9pt" style:font-size-asian="9pt" style:font-size-complex="9pt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color="#ffcc99" style:font-name="Arial" fo:font-weight="bold" style:font-weight-asian="bold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color="#ffcc99" style:font-name="Arial" fo:font-weight="bold" style:font-weight-asian="bold"/>
    </style:style>
    <style:style style:name="Image" style:family="paragraph" style:parent-style-name="Standard">
      <style:paragraph-properties fo:text-align="center" style:justify-single-word="false"/>
    </style:style>
    <style:style style:name="Commentaire_20_image" style:display-name="Commentaire image" style:family="paragraph" style:parent-style-name="Standard" style:next-style-name="Paragraphe">
      <style:paragraph-properties fo:margin-top="0.212cm" fo:margin-bottom="0.635cm" fo:text-align="center" style:justify-single-word="false"/>
      <style:text-properties fo:font-size="11pt" fo:font-weight="bold" style:font-size-asian="11pt" style:font-weight-asian="bold"/>
    </style:style>
    <style:style style:name="Titre_20_1_20_sans_20_numérotation" style:display-name="Titre 1 sans numérotation" style:family="paragraph" style:parent-style-name="Heading_20_1" style:next-style-name="Paragraphe" style:list-style-name="WW8Num18">
      <style:paragraph-properties fo:text-align="center" style:justify-single-word="false"/>
    </style:style>
    <style:style style:name="Titre_20_2_20_sans_20_numérotation" style:display-name="Titre 2 sans numérotation" style:family="paragraph" style:parent-style-name="Heading_20_2" style:next-style-name="Paragraphe" style:list-style-name="WW8Num18"/>
    <style:style style:name="Titre_20_3_20_sans_20_numérotation" style:display-name="Titre 3 sans numérotation" style:family="paragraph" style:parent-style-name="Heading_20_3" style:next-style-name="Paragraphe" style:list-style-name="WW8Num18"/>
    <style:style style:name="Liste_20_à_20_puces_20_tableau" style:display-name="Liste à puces tableau" style:family="paragraph" style:parent-style-name="Standard" style:list-style-name="WW8Num13">
      <style:text-properties style:font-name="Comic Sans MS"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fo:color="#000000" style:font-name="Symbol"/>
    </style:style>
    <style:style style:name="WW8Num10z0" style:family="text">
      <style:text-properties fo:color="#000000" style:font-name="Symbol"/>
    </style:style>
    <style:style style:name="WW8Num13z0" style:family="text">
      <style:text-properties fo:color="#000000"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3z3" style:family="text">
      <style:text-properties style:font-name="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Paragraphe_20_Car" style:display-name="Paragraphe Car" style:family="text" style:parent-style-name="Police_20_par_20_défaut">
      <style:text-properties style:font-name="Comic Sans MS" fo:font-size="11pt" fo:language="fr" fo:country="FR" style:font-name-asian="MS Mincho" style:font-size-asian="11pt" style:language-asian="ja" style:country-asian="JP" style:font-size-complex="12pt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 fo:margin-left="0.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 fo:margin-left="1.199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2.501cm" fo:text-indent="-0.7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6cm" fo:text-indent="-0.7cm" fo:margin-left="1.6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margin-left="0.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margin-left="1.19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margin-left="0.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margin-left="1.19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7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format="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prefix="." style:num-suffix="." style:num-format="1" text:display-levels="2">
        <style:list-level-properties text:list-level-position-and-space-mode="label-alignment">
          <style:list-level-label-alignment text:label-followed-by="space" fo:margin-left="0.6cm"/>
        </style:list-level-properties>
      </text:list-level-style-number>
      <text:list-level-style-number text:level="3" style:num-prefix="." style:num-suffix="." style:num-format="1" text:display-levels="3">
        <style:list-level-properties text:list-level-position-and-space-mode="label-alignment">
          <style:list-level-label-alignment text:label-followed-by="space" fo:margin-left="1.199cm"/>
        </style:list-level-properties>
      </text:list-level-style-number>
      <text:list-level-style-number text:level="4" style:num-prefix="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prefix=".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prefix=".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prefix=".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prefix=".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prefix=".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margin-left="0.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margin-left="0.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margin-left="1.19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prefix="." style:num-format="A" style:num-letter-sync="true">
        <style:list-level-properties text:list-level-position-and-space-mode="label-alignment">
          <style:list-level-label-alignment text:label-followed-by="space" fo:margin-left="0.6cm"/>
        </style:list-level-properties>
      </text:list-level-style-number>
      <text:list-level-style-number text:level="3" style:num-prefix="." style:num-suffix="." style:num-format="1" text:display-levels="2">
        <style:list-level-properties text:list-level-position-and-space-mode="label-alignment">
          <style:list-level-label-alignment text:label-followed-by="space" fo:margin-left="1.199cm"/>
        </style:list-level-properties>
      </text:list-level-style-number>
      <text:list-level-style-number text:level="4" style:num-prefix="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prefix=".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prefix=".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prefix=".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prefix=".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prefix=".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format="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prefix="." style:num-format="A" style:num-letter-sync="true">
        <style:list-level-properties text:list-level-position-and-space-mode="label-alignment">
          <style:list-level-label-alignment text:label-followed-by="space" fo:margin-left="0.6cm"/>
        </style:list-level-properties>
      </text:list-level-style-number>
      <text:list-level-style-number text:level="3" style:num-prefix="." style:num-suffix="." style:num-format="1" text:display-levels="2">
        <style:list-level-properties text:list-level-position-and-space-mode="label-alignment">
          <style:list-level-label-alignment text:label-followed-by="space" fo:margin-left="1.199cm"/>
        </style:list-level-properties>
      </text:list-level-style-number>
      <text:list-level-style-number text:level="4" style:num-prefix="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prefix=".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prefix=".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prefix=".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prefix=".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prefix=".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format="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prefix="." style:num-format="A" style:num-letter-sync="true">
        <style:list-level-properties text:list-level-position-and-space-mode="label-alignment">
          <style:list-level-label-alignment text:label-followed-by="space" fo:margin-left="0.6cm"/>
        </style:list-level-properties>
      </text:list-level-style-number>
      <text:list-level-style-number text:level="3" style:num-prefix="." style:num-suffix="." style:num-format="1" text:display-levels="3">
        <style:list-level-properties text:list-level-position-and-space-mode="label-alignment">
          <style:list-level-label-alignment text:label-followed-by="space" fo:margin-left="1.199cm"/>
        </style:list-level-properties>
      </text:list-level-style-number>
      <text:list-level-style-number text:level="4" style:num-prefix="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prefix=".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prefix=".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prefix=".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prefix=".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prefix=".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margin-left="0.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margin-left="1.19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margin-left="0.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margin-left="1.19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prefix="." style:num-format="A" style:num-letter-sync="true">
        <style:list-level-properties text:list-level-position-and-space-mode="label-alignment">
          <style:list-level-label-alignment text:label-followed-by="space" fo:margin-left="0.6cm"/>
        </style:list-level-properties>
      </text:list-level-style-number>
      <text:list-level-style-number text:level="3" style:num-prefix="." style:num-suffix="." style:num-format="1" text:display-levels="2">
        <style:list-level-properties text:list-level-position-and-space-mode="label-alignment">
          <style:list-level-label-alignment text:label-followed-by="space" fo:margin-left="1.199cm"/>
        </style:list-level-properties>
      </text:list-level-style-number>
      <text:list-level-style-number text:level="4" style:num-prefix="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prefix=".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prefix=".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prefix=".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prefix=".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prefix=".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margin-left="0.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margin-left="1.19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35cm" fo:text-indent="-0.635cm" fo:margin-left="1.2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97cm" fo:text-indent="-0.762cm" fo:margin-left="1.9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4cm" fo:text-indent="-0.889cm" fo:margin-left="2.7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775cm" fo:text-indent="-1.143cm" fo:margin-left="3.6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45cm" fo:text-indent="-1.397cm" fo:margin-left="4.5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68cm" fo:text-indent="-1.651cm" fo:margin-left="5.4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5cm" fo:text-indent="-1.905cm" fo:margin-left="6.3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585cm" fo:text-indent="-2.159cm" fo:margin-left="7.2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55cm" fo:text-indent="-2.54cm" fo:margin-left="8.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sion_20_1" style:display-name="Conversion 1" style:page-layout-name="Mpm2">
      <style:header>
        <text:p text:style-name="Header"/>
      </style:header>
      <style:footer>
        <text:p text:style-name="Footer"/>
      </style:footer>
    </style:master-page>
    <style:master-page style:name="Conversion_20_2" style:display-name="Conversion 2" style:page-layout-name="Mpm2">
      <style:header>
        <text:p text:style-name="Header"/>
      </style:header>
      <style:footer>
        <text:p text:style-name="Footer"/>
      </style:footer>
    </style:master-page>
    <style:master-page style:name="Conversion_20_3" style:display-name="Conversion 3" style:page-layout-name="Mpm2">
      <style:header>
        <text:p text:style-name="Header"/>
      </style:header>
      <style:footer>
        <text:p text:style-name="Footer"/>
      </style:footer>
    </style:master-page>
    <style:master-page style:name="Conversion_20_4" style:display-name="Conversion 4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Glossaire v1.1</dc:title>
    <dc:subject>OWEP </dc:subject>
    <meta:initial-creator>Yann Albac</meta:initial-creator>
    <meta:creation-date>2004-10-31T17:52:00</meta:creation-date>
    <dc:date>2011-03-23T14:02:36.38</dc:date>
    <meta:editing-cycles>4</meta:editing-cycles>
    <meta:editing-duration>PT02H23M00S</meta:editing-duration>
    <meta:document-statistic meta:table-count="10" meta:image-count="7" meta:object-count="0" meta:page-count="6" meta:paragraph-count="100" meta:word-count="496" meta:character-count="3052"/>
    <meta:generator>OpenOffice.org/3.0$Win32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